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style:style style:name="T2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3.97cm" svg:height="3.175cm" svg:x="6.08cm" svg:y="0.775cm">
          <text:p text:style-name="P1"><text:span text:style-name="T1">Credits</text:span></text:p>
        </draw:rect>
        <draw:rect draw:style-name="gr2" draw:text-style-name="P2" draw:layer="layout" svg:width="28.575cm" svg:height="3.175cm" svg:x="0.565cm" svg:y="4.876cm">
          <text:p text:style-name="P1"><text:span text:style-name="T1">Sophie Ogilvy and Kaya Dahlke</text:span></text:p>
        </draw:rect>
        <draw:rect draw:style-name="gr3" draw:text-style-name="P4" draw:layer="layout" svg:width="18.415cm" svg:height="3.175cm" svg:x="4.975cm" svg:y="9.376cm">
          <text:p text:style-name="P3"><text:span text:style-name="T2">Mentor Isabell Dahlk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6:01:30.21</dc:date>
    <meta:editing-duration>PT00H18M49S</meta:editing-duration>
    <meta:editing-cycles>3</meta:editing-cycles>
    <meta:generator>OpenOffice.org/3.1$Win32 OpenOffice.org_project/310m19$Build-9420</meta:generator>
    <meta:document-statistic meta:object-count="4"/>
  </office:meta>
</office:document-meta>
</file>